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Georgia" svg:font-family="Georgia" style:font-family-generic="roman"/>
    <style:font-face style:name="Times-Roman" svg:font-family="Times-Roman" style:font-family-generic="roman"/>
    <style:font-face style:name="Verdana"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style:line-height-at-least="0.2362in" fo:text-align="start" style:justify-single-word="false" style:text-autospace="none"/>
      <style:text-properties style:use-window-font-color="true" style:font-name="Verdana" fo:font-size="18pt" fo:font-weight="normal" style:font-name-asian="Verdana" style:font-size-asian="18pt" style:font-weight-asian="normal" style:font-name-complex="Verdana" style:font-size-complex="18pt" style:font-weight-complex="normal"/>
    </style:style>
    <style:style style:name="P2" style:family="paragraph" style:parent-style-name="Standard">
      <style:paragraph-properties style:line-height-at-least="0.2362in" fo:text-align="start" style:justify-single-word="false" style:text-autospace="none"/>
      <style:text-properties style:use-window-font-color="true" style:font-name="Verdana" fo:font-size="18pt" fo:font-weight="bold" style:font-name-asian="Verdana" style:font-size-asian="18pt" style:font-weight-asian="bold" style:font-name-complex="Verdana" style:font-size-complex="18pt" style:font-weight-complex="bold"/>
    </style:style>
    <style:style style:name="P3" style:family="paragraph" style:parent-style-name="Standard">
      <style:paragraph-properties style:line-height-at-least="0.2362in" fo:text-align="start" style:justify-single-word="false" style:text-autospace="none"/>
      <style:text-properties fo:font-size="18pt" style:font-size-asian="18pt" style:font-size-complex="18pt"/>
    </style:style>
    <style:style style:name="P4" style:family="paragraph" style:parent-style-name="Standard">
      <style:paragraph-properties fo:margin-top="0in" fo:margin-bottom="0.3055in" fo:text-align="start" style:justify-single-word="false" style:text-autospace="none"/>
      <style:text-properties style:use-window-font-color="true" style:font-name="Georgia" fo:font-size="32pt" style:font-name-asian="Georgia" style:font-size-asian="32pt" style:font-name-complex="Georgia" style:font-size-complex="32pt"/>
    </style:style>
    <style:style style:name="P5" style:family="paragraph" style:parent-style-name="Standard">
      <style:paragraph-properties fo:margin-top="0in" fo:margin-bottom="0.3055in" fo:text-align="start" style:justify-single-word="false" style:text-autospace="none"/>
      <style:text-properties style:use-window-font-color="true" style:font-name="Georgia" fo:font-size="22pt" style:font-name-asian="Georgia" style:font-size-asian="22pt" style:font-name-complex="Georgia" style:font-size-complex="22pt"/>
    </style:style>
    <style:style style:name="P6" style:family="paragraph" style:parent-style-name="Standard">
      <style:paragraph-properties fo:margin-top="0in" fo:margin-bottom="0.3055in" fo:text-align="start" style:justify-single-word="false" style:text-autospace="none"/>
      <style:text-properties fo:font-size="20pt" style:font-size-asian="20pt" style:font-size-complex="20pt"/>
    </style:style>
    <style:style style:name="P7" style:family="paragraph" style:parent-style-name="Standard">
      <style:paragraph-properties fo:margin-left="0.5in" fo:margin-right="0in" fo:text-align="start" style:justify-single-word="false" fo:text-indent="-0.5in" style:auto-text-indent="false" style:text-autospace="none">
        <style:tab-stops>
          <style:tab-stop style:position="-0.3472in"/>
          <style:tab-stop style:position="0in"/>
        </style:tab-stops>
      </style:paragraph-properties>
      <style:text-properties fo:font-size="18pt" style:font-size-asian="18pt" style:font-size-complex="18pt"/>
    </style:style>
    <style:style style:name="P8" style:family="paragraph" style:parent-style-name="Standard">
      <style:paragraph-properties fo:margin-left="0.5in" fo:margin-right="0in" fo:text-align="start" style:justify-single-word="false" fo:text-indent="-0.5in" style:auto-text-indent="false" style:text-autospace="none">
        <style:tab-stops>
          <style:tab-stop style:position="-0.3472in"/>
          <style:tab-stop style:position="0in"/>
        </style:tab-stops>
      </style:paragraph-properties>
      <style:text-properties style:use-window-font-color="true" style:font-name="Verdana" fo:font-size="18pt" fo:font-weight="bold" style:font-name-asian="Verdana" style:font-size-asian="18pt" style:font-weight-asian="bold" style:font-name-complex="Verdana" style:font-size-complex="18pt" style:font-weight-complex="bold"/>
    </style:style>
    <style:style style:name="P9" style:family="paragraph" style:parent-style-name="Standard">
      <style:paragraph-properties fo:margin-left="0.5in" fo:margin-right="0in" fo:margin-top="0in" fo:margin-bottom="0.1528in" style:line-height-at-least="0.2362in" fo:text-align="start" style:justify-single-word="false" fo:text-indent="-0.5in" style:auto-text-indent="false" style:text-autospace="none">
        <style:tab-stops>
          <style:tab-stop style:position="-0.3472in"/>
          <style:tab-stop style:position="0in"/>
        </style:tab-stops>
      </style:paragraph-properties>
      <style:text-properties fo:font-size="18pt" style:font-size-asian="18pt" style:font-size-complex="18pt"/>
    </style:style>
    <style:style style:name="P10" style:family="paragraph" style:parent-style-name="Standard">
      <style:paragraph-properties fo:margin-top="0in" fo:margin-bottom="0.1807in" style:line-height-at-least="0.3472in" fo:text-align="start" style:justify-single-word="false" style:text-autospace="none"/>
      <style:text-properties style:use-window-font-color="true" style:font-name="Times-Roman" fo:font-size="18pt" fo:font-weight="normal" style:font-name-asian="Times-Roman" style:font-size-asian="18pt" style:font-weight-asian="normal" style:font-name-complex="Times-Roman" style:font-size-complex="18pt" style:font-weight-complex="normal"/>
    </style:style>
    <style:style style:name="P11" style:family="paragraph" style:parent-style-name="Standard">
      <style:paragraph-properties fo:margin-top="0in" fo:margin-bottom="0.1665in" fo:text-align="start" style:justify-single-word="false" style:text-autospace="none"/>
      <style:text-properties style:use-window-font-color="true" style:font-name="Verdana" fo:font-size="18pt" fo:letter-spacing="0.0138in" fo:font-weight="normal" style:letter-kerning="true" style:font-name-asian="Verdana" style:font-size-asian="18pt" style:font-weight-asian="normal" style:font-name-complex="Verdana" style:font-size-complex="18pt" style:font-weight-complex="normal"/>
    </style:style>
    <style:style style:name="P12" style:family="paragraph" style:parent-style-name="Standard">
      <style:paragraph-properties fo:margin-left="0in" fo:margin-right="0in" fo:text-align="start" style:justify-single-word="false" fo:text-indent="0in" style:auto-text-indent="false" style:text-autospace="none">
        <style:tab-stops>
          <style:tab-stop style:position="-0.3472in"/>
          <style:tab-stop style:position="0in"/>
        </style:tab-stops>
      </style:paragraph-properties>
      <style:text-properties style:use-window-font-color="true" style:font-name="Verdana" fo:font-size="18pt" fo:font-weight="bold" style:font-name-asian="Verdana" style:font-size-asian="18pt" style:font-weight-asian="bold" style:font-name-complex="Verdana" style:font-size-complex="18pt" style:font-weight-complex="bold"/>
    </style:style>
    <style:style style:name="P13" style:family="paragraph" style:parent-style-name="Standard">
      <style:paragraph-properties fo:margin-top="0in" fo:margin-bottom="0.1528in" style:line-height-at-least="0.2638in" fo:text-align="start" style:justify-single-word="false" style:text-autospace="none"/>
      <style:text-properties style:use-window-font-color="true" style:font-name="Verdana" fo:font-size="18pt" fo:letter-spacing="normal" fo:font-weight="normal" style:letter-kerning="true" style:font-name-asian="Verdana" style:font-size-asian="18pt" style:font-weight-asian="normal" style:font-name-complex="Verdana" style:font-size-complex="18pt" style:font-weight-complex="normal"/>
    </style:style>
    <style:style style:name="P14" style:family="paragraph" style:parent-style-name="Standard">
      <style:paragraph-properties fo:margin-left="0in" fo:margin-right="0in" fo:text-align="start" style:justify-single-word="false" fo:text-indent="0in" style:auto-text-indent="false" style:text-autospace="none">
        <style:tab-stops>
          <style:tab-stop style:position="-0.3472in"/>
          <style:tab-stop style:position="0in"/>
        </style:tab-stops>
      </style:paragraph-properties>
      <style:text-properties style:use-window-font-color="true" style:font-name="Verdana" fo:font-size="18pt" fo:font-weight="normal" style:font-name-asian="Verdana" style:font-size-asian="18pt" style:font-weight-asian="normal" style:font-name-complex="Verdana" style:font-size-complex="18pt" style:font-weight-complex="normal"/>
    </style:style>
    <style:style style:name="P15" style:family="paragraph" style:parent-style-name="Standard">
      <style:paragraph-properties fo:margin-top="0in" fo:margin-bottom="0.1528in" style:line-height-at-least="0.2638in" fo:text-align="start" style:justify-single-word="false" style:text-autospace="none"/>
      <style:text-properties style:use-window-font-color="true" style:font-name="Georgia" fo:font-size="28pt" style:font-name-asian="Georgia" style:font-size-asian="28pt" style:font-name-complex="Georgia" style:font-size-complex="28pt"/>
    </style:style>
    <style:style style:name="P16" style:family="paragraph" style:parent-style-name="Standard">
      <style:paragraph-properties fo:margin-top="0in" fo:margin-bottom="0.3055in" fo:text-align="start" style:justify-single-word="false" style:text-autospace="none"/>
      <style:text-properties style:use-window-font-color="true" style:font-name="Verdana" fo:font-size="20pt" fo:font-weight="normal" style:font-name-asian="Verdana" style:font-size-asian="20pt" style:font-weight-asian="normal" style:font-name-complex="Verdana" style:font-size-complex="20pt" style:font-weight-complex="normal"/>
    </style:style>
    <style:style style:name="P17" style:family="paragraph" style:parent-style-name="Standard">
      <style:paragraph-properties fo:margin-top="0in" fo:margin-bottom="0.3055in" fo:text-align="start" style:justify-single-word="false" style:text-autospace="none"/>
      <style:text-properties style:use-window-font-color="true" style:font-name="Verdana" fo:font-size="22pt" style:font-name-asian="Verdana" style:font-size-asian="22pt" style:font-name-complex="Verdana" style:font-size-complex="22pt"/>
    </style:style>
    <style:style style:name="P18" style:family="paragraph" style:parent-style-name="Standard">
      <style:paragraph-properties fo:margin-top="0in" fo:margin-bottom="0.3055in" fo:text-align="start" style:justify-single-word="false" style:text-autospace="none"/>
      <style:text-properties style:use-window-font-color="true" style:font-name="Verdana" fo:font-size="15pt" fo:font-style="normal" fo:font-weight="normal" style:font-name-asian="Verdana" style:font-size-asian="15pt" style:font-style-asian="normal" style:font-weight-asian="normal" style:font-name-complex="Verdana" style:font-size-complex="15pt" style:font-style-complex="normal" style:font-weight-complex="normal"/>
    </style:style>
    <style:style style:name="P19" style:family="paragraph" style:parent-style-name="Standard" style:list-style-name="L1">
      <style:paragraph-properties fo:margin-top="0in" fo:margin-bottom="0.3055in" fo:text-align="start" style:justify-single-word="false" style:text-autospace="none"/>
      <style:text-properties style:use-window-font-color="true" style:font-name="Georgia" fo:font-size="22pt" style:font-name-asian="Georgia" style:font-size-asian="22pt" style:font-name-complex="Georgia" style:font-size-complex="22pt"/>
    </style:style>
    <style:style style:name="P20" style:family="paragraph" style:parent-style-name="Standard">
      <style:paragraph-properties style:line-height-at-least="0.2362in" fo:text-align="start" style:justify-single-word="false" style:text-autospace="none"/>
      <style:text-properties style:use-window-font-color="true" style:font-name="Verdana" fo:font-size="15pt" fo:font-style="italic" fo:font-weight="normal" style:font-name-asian="Verdana" style:font-size-asian="15pt" style:font-style-asian="italic" style:font-weight-asian="normal" style:font-name-complex="Verdana" style:font-size-complex="15pt" style:font-style-complex="italic" style:font-weight-complex="normal"/>
    </style:style>
    <style:style style:name="P21" style:family="paragraph" style:parent-style-name="Standard">
      <style:paragraph-properties style:line-height-at-least="0.2362in" fo:text-align="start" style:justify-single-word="false" style:text-autospace="none"/>
      <style:text-properties style:use-window-font-color="true" style:font-name="Verdana" fo:font-size="16pt" fo:font-style="italic" fo:font-weight="normal" style:font-name-asian="Verdana" style:font-size-asian="16pt" style:font-style-asian="italic" style:font-weight-asian="normal" style:font-name-complex="Verdana" style:font-size-complex="16pt" style:font-style-complex="italic" style:font-weight-complex="normal"/>
    </style:style>
    <style:style style:name="P22" style:family="paragraph" style:parent-style-name="Standard">
      <style:paragraph-properties style:line-height-at-least="0.2362in" fo:text-align="start" style:justify-single-word="false" style:text-autospace="none"/>
      <style:text-properties style:use-window-font-color="true" style:font-name="Verdana" fo:font-size="16pt" fo:font-style="normal" fo:font-weight="normal" style:font-name-asian="Verdana" style:font-size-asian="16pt" style:font-style-asian="normal" style:font-weight-asian="normal" style:font-name-complex="Verdana" style:font-size-complex="16pt" style:font-style-complex="normal" style:font-weight-complex="normal"/>
    </style:style>
    <style:style style:name="T1" style:family="text">
      <style:text-properties style:use-window-font-color="true" style:font-name="Verdana" fo:font-weight="bold" style:font-name-asian="Verdana" style:font-weight-asian="bold" style:font-name-complex="Verdana" style:font-weight-complex="bold"/>
    </style:style>
    <style:style style:name="T2" style:family="text">
      <style:text-properties style:use-window-font-color="true" style:font-name="Verdana" fo:font-weight="normal" style:font-name-asian="Verdana" style:font-weight-asian="normal" style:font-name-complex="Verdana" style:font-weight-complex="normal"/>
    </style:style>
    <style:style style:name="T3" style:family="text">
      <style:text-properties style:use-window-font-color="true" style:font-name="Verdana" style:font-name-asian="Verdana" style:font-name-complex="Verdana"/>
    </style:style>
    <style:style style:name="T4" style:family="text">
      <style:text-properties fo:font-style="italic" style:font-style-asian="italic" style:font-style-complex="italic"/>
    </style:style>
    <style:style style:name="T5" style:family="text">
      <style:text-properties fo:font-size="16pt" style:font-size-asian="16pt" style:font-size-complex="16pt"/>
    </style:style>
    <style:style style:name="T6" style:family="text">
      <style:text-properties fo:font-size="16pt" fo:font-style="italic" style:font-size-asian="16pt" style:font-style-asian="italic" style:font-size-complex="16pt" style:font-style-complex="italic"/>
    </style:style>
    <style:style style:name="T7" style:family="text">
      <style:text-properties fo:font-size="16pt" fo:font-style="normal" style:font-size-asian="16pt" style:font-style-asian="normal" style:font-size-complex="16pt" style:font-style-complex="normal"/>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Key Lime Pie</text:p>
      <text:p text:style-name="P18">Serves 8</text:p>
      <text:p text:style-name="P20"><text:s/><text:span text:style-name="T5">Bottled reconstituted lime juice, we found, gave the pie an “off” flavor. Once we substituted the juice and zest from fresh limes, the pie became pungent and refreshing, cool and yet creamy, and very satisfying. We also discovered that while the pie filling will set without baking (most recipes call only for mixing and then chilling), it set much more nicely after being baked for only 15 minutes.</text:span></text:p>
      <text:p text:style-name="P21">If you prefer a meringue topping, follow the instructions below. Bake pie only 7 minutes, then apply meringue gently, first spreading a ring around the outer edge, then filling in the center. Return to oven and bake 20 minutes more.</text:p>
      <text:p text:style-name="P22"/>
      <text:p text:style-name="P1">INGREDIENTS</text:p>
      <text:p text:style-name="P2"><text:tab/><text:tab/>Lime Filling </text:p>
      <text:p text:style-name="P3"><text:span text:style-name="T1">4  </text:span><text:span text:style-name="T2">teaspoons grated lime zest </text:span></text:p>
      <text:p text:style-name="P3"><text:span text:style-name="T1">1/2  </text:span><text:span text:style-name="T2">cup lime juice from 3 to 4 limes </text:span></text:p>
      <text:p text:style-name="P3"><text:span text:style-name="T1">4  </text:span><text:span text:style-name="T2">large egg yolks </text:span></text:p>
      <text:p text:style-name="P3"><text:span text:style-name="T1">1  </text:span><text:span text:style-name="T2">(14-ounce) can sweetened condensed milk </text:span></text:p>
      <text:p text:style-name="P8"><text:tab/><text:tab/>Graham Cracker Crust </text:p>
      <text:p text:style-name="P7"><text:span text:style-name="T1">11  </text:span><text:span text:style-name="T2">graham crackers, processed to fine crumbs (1 1/4 cups) </text:span></text:p>
      <text:p text:style-name="P7"><text:span text:style-name="T1">3  </text:span><text:span text:style-name="T2">tablespoons granulated sugar </text:span></text:p>
      <text:p text:style-name="P7"><text:span text:style-name="T1">5  </text:span><text:span text:style-name="T2">tablespoons unsalted butter, melted </text:span></text:p>
      <text:p text:style-name="P8"><text:tab/><text:tab/>Whipped Cream Topping </text:p>
      <text:p text:style-name="P7"><text:span text:style-name="T1">3/4  </text:span><text:span text:style-name="T2">cup heavy cream </text:span></text:p>
      <text:p text:style-name="P7"><text:span text:style-name="T1">1/4  </text:span><text:span text:style-name="T2">cup confectioners' sugar </text:span></text:p>
      <text:p text:style-name="P7"><text:span text:style-name="T1">1/2  </text:span><text:span text:style-name="T2">lime, sliced paper thin and dipped in sugar </text:span></text:p>
      <text:p text:style-name="P12"><text:soft-page-break/><text:tab/><text:tab/></text:p>
      <text:p text:style-name="P14">INSTRUCTIONS</text:p>
      <text:p text:style-name="P9"><text:span text:style-name="T2"> 1. </text:span><text:span text:style-name="T1">For the Filling:</text:span><text:span text:style-name="T2"> Whisk zest and yolks in medium bowl until tinted light green, about 2 minutes. Beat in milk, then juice; set aside at room temperature to thicken.  2. </text:span><text:span text:style-name="T1">For the Crust:</text:span><text:span text:style-name="T2"> Adjust oven rack to center position and heat oven to 325 degrees. Mix crumbs and sugar in medium bowl. Add butter; stir with fork until well blended. Pour mixture into 9-inch pie pan; press crumbs over bottom and up sides of pan to form even crust. Bake until lightly browned and fragrant, about 15 minutes. Transfer pan to wire rack; cool to room temperature, about 20 minutes.   3. Pour lime filling into crust; bake until center is set, yet wiggly when jiggled, 15 to 17 minutes. Return pie to wire rack; cool to room temperature. Refrigerate until well chilled, at least 3 hours. (Can be covered with lightly oiled or oil-sprayed plastic wrap laid directly on filling and refrigerated up to 1 day.)   4. </text:span><text:span text:style-name="T1">For the Whipped Cream:</text:span><text:span text:style-name="T2"> Up to 2 hours before serving, whip cream in medium bowl to very soft peaks. Adding confectioners’ sugar 1 tablespoon at a time, continue whipping to just-stiff peaks. Decoratively pipe whipped cream over filling or spread evenly with rubber spatula. Garnish with optional sugared lime slices and serve. Alternately, see Meringue Topping below. </text:span></text:p>
      <text:p text:style-name="P10"/>
      <text:p text:style-name="P15"><text:soft-page-break/>Meringue Topping</text:p>
      <text:p text:style-name="P6"><text:span text:style-name="T3">INGREDIENTS</text:span><text:span text:style-name="T1"> </text:span></text:p>
      <text:p text:style-name="P6"><text:span text:style-name="T1">1  </text:span><text:span text:style-name="T2">tablespoon cornstarch </text:span></text:p>
      <text:p text:style-name="P6"><text:span text:style-name="T1">1/4  </text:span><text:span text:style-name="T2">teaspoon cream of tartar</text:span></text:p>
      <text:p text:style-name="P6"><text:span text:style-name="T1">1/2  </text:span><text:span text:style-name="T2">cup granulated sugar </text:span></text:p>
      <text:p text:style-name="P6"><text:span text:style-name="T1">4  </text:span><text:span text:style-name="T2">large egg whites </text:span></text:p>
      <text:p text:style-name="P6"><text:span text:style-name="T1">1/2  </text:span><text:span text:style-name="T2">teaspoon vanilla extract</text:span></text:p>
      <text:p text:style-name="P16">INSTRUCTIONS</text:p>
      <text:p text:style-name="P6"><text:span text:style-name="T2">Mix cornstarch with 1/3 cup water in small saucepan; bring to simmer, whisking occasionally at beginning and more frequently as mixture thickens. When mixture starts to simmer and turn translucent, remove from heat. Let cool while beating egg whites. <text:s/></text:span><text:span text:style-name="T3">Heat oven to 325 degrees. Mix cream of tartar and sugar together. Beat egg whites and vanilla until frothy. Beat in sugar mixture, 1 tablespoon at a time; until sugar is incorporated and mixture forms soft peaks. Add cornstarch mixture, 1 tablespoon at a time; continue to beat meringue to stiff peaks. </text:span></text:p>
      <text:p text:style-name="P10"><text:soft-page-break/>TECHNIQUE</text:p>
      <text:p text:style-name="P11">KEY LIME PIE TIPS</text:p>
      <text:p text:style-name="P13">To make sure the graham crackers form a firm, coherent crust on the bottom of the pie pan, press them down firmly with a cup or glass. </text:p>
      <text:p text:style-name="P13">Be careful not to cover the pan's lip with crumbs, however.If the finished pie sticks to the pie pan when you're ready to cut, simply dip the pan into a bowl of warm water to loosen the pie.</text:p>
      <text:list xml:id="list1454625471" text:style-name="L1">
        <text:list-header>
          <text:p text:style-name="P19"/>
        </text:list-header>
      </text:list>
      <text:p text:style-name="P5"/>
      <text:p text:style-name="P5"/>
      <text:p text:style-name="P5"/>
      <text:p text:style-name="P5"/>
      <text:p text:style-name="P5"/>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Georgia" svg:font-family="Georgia" style:font-family-generic="roman"/>
    <style:font-face style:name="Times-Roman" svg:font-family="Times-Roman" style:font-family-generic="roman"/>
    <style:font-face style:name="Verdana"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1">
        <style:list-level-properties fo:text-align="end"/>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ert Houk</meta:initial-creator>
    <meta:creation-date>2013-12-16T19:48:42</meta:creation-date>
    <dc:date>2014-01-13T21:05:26</dc:date>
    <dc:creator>Robert Houk</dc:creator>
    <meta:editing-duration>PT00H31M08S</meta:editing-duration>
    <meta:editing-cycles>3</meta:editing-cycles>
    <meta:generator>OpenOffice.org/3.2$Unix OpenOffice.org_project/320m18$Build-9502</meta:generator>
    <meta:document-statistic meta:table-count="0" meta:image-count="0" meta:object-count="0" meta:page-count="4" meta:paragraph-count="34" meta:word-count="584" meta:character-count="3436"/>
  </office:meta>
</office:document-meta>
</file>